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6.326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ff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Art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Wirkung</text:p>
          </table:table-cell>
          <table:table-cell table:style-name="ce1" office:value-type="string">
            <text:p>Bemerku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gier</text:p>
          </table:table-cell>
          <table:table-cell table:style-name="ce3" office:value-type="string">
            <text:p>Elementarmagier</text:p>
          </table:table-cell>
          <table:table-cell office:value-type="string">
            <text:p>Grundfähigkeit: Wut der Elemente - Erhöht den Schaden durch Elementarzauber 10 Sekunden lang um 30%. 2 Minuten Abklingzeit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ufe 1</text:p>
          </table:table-cell>
          <table:table-cell office:value-type="string">
            <text:p>Feuergeschoss</text:p>
          </table:table-cell>
          <table:table-cell office:value-type="string">
            <text:p>Wirft ein Feuergeschoss auf den Gegner, verursacht X Punkte Feuerschaden und lässt ihn 3 Sekunden lang für weitere 2*X Punkte Schaden brenne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isgeschoss</text:p>
          </table:table-cell>
          <table:table-cell office:value-type="string">
            <text:p>Wirft ein Eisgeschoss auf den Gegner, verursacht X Punkte Schaden und verringert die Bewegungs- und Angriffsgeschwindigkeit um Y%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itzschlag</text:p>
          </table:table-cell>
          <table:table-cell office:value-type="string">
            <text:p>Ein Blitzschlag erfasst das Ziel, verursacht X Punkte Schaden und wirft es um einen Meter zurück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frierung</text:p>
          </table:table-cell>
          <table:table-cell office:value-type="string">
            <text:p>Alle Gegner in einem Umkreis von X Metern um den Magier werden Y Sekunden lang betäub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ferno</text:p>
          </table:table-cell>
          <table:table-cell office:value-type="string">
            <text:p>Auf dem Boden unter dem Magier entsteht ein Flammenmeer, das Gegner für X/Sekunde verbrenn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leißendes Licht</text:p>
          </table:table-cell>
          <table:table-cell office:value-type="string">
            <text:p>Der Elementarmagier lähmt sein Ziel für X Sekunde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tzünden</text:p>
          </table:table-cell>
          <table:table-cell office:value-type="string">
            <text:p>Der Elementarmagier kann die Waffen seiner Verbündeten 2 Minuten lang entzünden und ihren Schaden um die Stufe des Verbündeten erhöhen.</text:p>
          </table:table-cell>
          <table:table-cell office:value-type="string">
            <text:p>Falls zu hoch/zu niedrig abändern</text:p>
          </table:table-cell>
          <table:table-cell/>
        </table:table-row>
        <table:table-row table:style-name="ro1">
          <table:table-cell/>
          <table:table-cell office:value-type="string">
            <text:p>Eiszeit </text:p>
          </table:table-cell>
          <table:table-cell office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Feuersbrunst</text:p>
          </table:table-cell>
          <table:table-cell office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>
            <text:p>Y &gt; X</text:p>
          </table:table-cell>
          <table:table-cell/>
        </table:table-row>
        <table:table-row table:style-name="ro1">
          <table:table-cell/>
          <table:table-cell office:value-type="string">
            <text:p>Beherrschung</text:p>
          </table:table-cell>
          <table:table-cell office:value-type="string">
            <text:p>Passiv. Der Elementarmagier regeneriert alle 60 Sekunden X Mana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Zehren</text:p>
          </table:table-cell>
          <table:table-cell office:value-type="string">
            <text:p>Der Elementarmagier bekommt X Manapunkte zurück. Er kann an dieser Fertigkeit sterben.</text:p>
          </table:table-cell>
          <table:table-cell office:value-type="string">
            <text:p>Kostet mehr Lebenspunkte als X. Soll ja weh tun.</text:p>
          </table:table-cell>
          <table:table-cell/>
        </table:table-row>
        <table:table-row table:style-name="ro1">
          <table:table-cell/>
          <table:table-cell office:value-type="string">
            <text:p>Erdgefägnis</text:p>
          </table:table-cell>
          <table:table-cell office:value-type="string" table:number-columns-spanned="2" table:number-rows-spanned="1">
            <text:p>Der Elementarmagier schließt einen Gegner bis zu X Sekunden in einem Erdgefägnis ein. In dieser Zeit kann er nicht agieren. Das Gefägnis entfernt alle negativen Effekte auf dem Ziel und wird durch Schaden gebrochen.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Teleportation</text:p>
          </table:table-cell>
          <table:table-cell office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>
            <text:p>Zielauswahl mit Cursor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Elementare Gewalt</text:p>
          </table:table-cell>
          <table:table-cell office:value-type="string">
            <text:p>Verringert sämtliche Manakosten der Fähigkeiten des Elementarmagiers um 50% und erhöht ihren Schaden um 20%. 3 Minuten Abklingzeit.</text:p>
          </table:table-cell>
          <table:table-cell table:number-columns-repeated="2"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Pure Energie</text:p>
          </table:table-cell>
          <table:table-cell office:value-type="string">
            <text:p>Der Elementarmagier fügt seinem Ziel Schaden in Höhe seiner momentanen Manapunkte zu. 5 Minuten Abklingzeit.</text:p>
          </table:table-cell>
          <table:table-cell office:value-type="string">
            <text:p>Kostet restliches Mana - und wird von Elementare Gewalt betroffen. Wer schlau ist … ;)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Magier</text:p>
          </table:table-cell>
          <table:table-cell table:style-name="ce3" office:value-type="string">
            <text:p>Illusionist</text:p>
          </table:table-cell>
          <table:table-cell office:value-type="string">
            <text:p>Grundfähigkeit: Unachtsamkeit - Das Ziel wird einen Moment lang unachtsam. 2 Sekunden lang ist jeder Angriff zu 100% erfolgreich. 5 Minuten Abklingzeit.</text:p>
          </table:table-cell>
          <table:table-cell office:value-type="string">
            <text:p>Auch bei Immunität. Erstmal aus dem Tooltip rauslassen.</text:p>
          </table:table-cell>
          <table:table-cell/>
        </table:table-row>
        <table:table-row table:style-name="ro1">
          <table:table-cell/>
          <table:table-cell office:value-type="string">
            <text:p>Schmerz</text:p>
          </table:table-cell>
          <table:table-cell office:value-type="string">
            <text:p>Der Illusionist fügt seinem Opfer Schmerz zu und fügt sofort Schaden X Punkte Schaden zu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ttäuschung</text:p>
          </table:table-cell>
          <table:table-cell office:value-type="string">
            <text:p>Der Illusionist entzieht seinem Opfer X Punkte Mana und kann sie einem beliebigen Verbündeten oder sich selbst übertrage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noia</text:p>
          </table:table-cell>
          <table:table-cell office:value-type="string">
            <text:p>Das Opfer des Illusionisten wendet sich X Sekunden lang gegen seine Verbündeten.</text:p>
          </table:table-cell>
          <table:table-cell office:value-type="string">
            <text:p>Ziel bleibt angreifbar.</text:p>
          </table:table-cell>
          <table:table-cell/>
        </table:table-row>
        <table:table-row table:style-name="ro1">
          <table:table-cell/>
          <table:table-cell office:value-type="string">
            <text:p>Lärm</text:p>
          </table:table-cell>
          <table:table-cell office:value-type="string">
            <text:p>Das Ziel ist X Sekunden lang unfähig zu zauber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desangst</text:p>
          </table:table-cell>
          <table:table-cell office:value-type="string">
            <text:p>Der Illusionist gaukelt seinem Opfer vor, es würde langsam zerquetscht. Nach 15 Sekunden X Punkte Schade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bstmord</text:p>
          </table:table-cell>
          <table:table-cell office:value-type="string">
            <text:p>Das Opfer wird X Sekunden lang gezwungen, nur sich selbst anzugreife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indheit</text:p>
          </table:table-cell>
          <table:table-cell office:value-type="string">
            <text:p>Das Ziel ist X Sekunden lang unfähig einen Nah- oder Fernkampfangriff durchzuführe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trinken</text:p>
          </table:table-cell>
          <table:table-cell office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Verbrennen</text:p>
          </table:table-cell>
          <table:table-cell office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office:value-type="string">
            <text:p>Support für Feuerelementarmagier.</text:p>
          </table:table-cell>
          <table:table-cell/>
        </table:table-row>
        <table:table-row table:style-name="ro1">
          <table:table-cell/>
          <table:table-cell office:value-type="string">
            <text:p>Ausbluten</text:p>
          </table:table-cell>
          <table:table-cell office:value-type="string">
            <text:p>Das Opfer glaubt, langsam auszubluten und verliert X Sekunden lang pro Sekunde Leben in Höhe seiner eigenen Stufe. Blutungsschaden ist in dieser Zeit um 30% erhöht.</text:p>
          </table:table-cell>
          <table:table-cell office:value-type="string">
            <text:p>Support ua. für Drachentöter.</text:p>
          </table:table-cell>
          <table:table-cell/>
        </table:table-row>
        <table:table-row table:style-name="ro1">
          <table:table-cell/>
          <table:table-cell office:value-type="string">
            <text:p>Glück</text:p>
          </table:table-cell>
          <table:table-cell office:value-type="string">
            <text:p>Das Ziel wird 3 Sekunden lang von Glück erfüllt. Sobald es zurück in die Wirklichkeit eintritt wird es geschockt und X Sekunden lang betäub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heil</text:p>
          </table:table-cell>
          <table:table-cell office:value-type="string">
            <text:p>Das Opfer ahnt ein schreckliches Unheil - sein Angriffstempo wird X Sekunden lang um 80% reduzier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kel</text:p>
          </table:table-cell>
          <table:table-cell office:value-type="string">
            <text:p>Das Opfer sieht seine Feinde als schreckliche Kreaturen vor sich - sein verursachter Schaden wird um X reduziert.</text:p>
          </table:table-cell>
          <table:table-cell office:value-type="string">
            <text:p>Kein %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Trauma</text:p>
          </table:table-cell>
          <table:table-cell office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office:value-type="string">
            <text:p>Muss vermutlich gebalanced werden, ich glaube nicht, dass 10 Sek. passen</text:p>
          </table:table-cell>
          <table:table-cell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Hinrichtung</text:p>
          </table:table-cell>
          <table:table-cell office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/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Magier</text:p>
          </table:table-cell>
          <table:table-cell table:style-name="ce3" office:value-type="string">
            <text:p>Zauberer</text:p>
          </table:table-cell>
          <table:table-cell office:value-type="string" table:number-columns-spanned="2" table:number-rows-spanned="1">
            <text:p>Grundfähigkeit: Absorbation - Passiv. Der Zauberer stellt nach jedem getöteten Gegner 5% seines Manas wieder her, bei Verbündeten um ihn herum werden dabei 2% wiederhergestellt.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Manaexplosion</text:p>
          </table:table-cell>
          <table:table-cell office:value-type="string">
            <text:p>Entzieht dem Ziel X Punkte Mana und fügt ihm X*2 Punkte Schaden zu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naschild</text:p>
          </table:table-cell>
          <table:table-cell office:value-type="string" table:number-columns-spanned="2" table:number-rows-spanned="1">
            <text:p>Der Zauberer erschafft ein Manaschild um sich herum, das Schaden absorbiert. Für jeden Schadenspunkt werden 2 Punkte Mana absorbiert. Absorbiert maximal X Punkte Schaden.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Manafluss</text:p>
          </table:table-cell>
          <table:table-cell office:value-type="string">
            <text:p>Der Zauberer sendet seine Manaenergien 5 Sekunden lang in den Gegner und verursacht so pro Sekunde X Schaden und nach 5 Sekunden Y Schaden.</text:p>
          </table:table-cell>
          <table:table-cell office:value-type="string">
            <text:p>Nicht kanalisiert, aber Mana/Sekunde</text:p>
          </table:table-cell>
          <table:table-cell/>
        </table:table-row>
        <table:table-row table:style-name="ro1">
          <table:table-cell/>
          <table:table-cell office:value-type="string">
            <text:p>Arkane Bindung</text:p>
          </table:table-cell>
          <table:table-cell office:value-type="string">
            <text:p>Alle Gegner in einem Umkreis von X Metern werden für Y Sekunden an Ort und Stelle festgewurzel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ziehung</text:p>
          </table:table-cell>
          <table:table-cell office:value-type="string">
            <text:p>Der Zauberer zieht Gegner aus einem Umkreis von 10 Metern zu sich heran und fügt ihnen X Punkte Schaden zu. 10 Sekunden Abklingzei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bstoßung</text:p>
          </table:table-cell>
          <table:table-cell office:value-type="string" table:number-columns-spanned="2" table:number-rows-spanned="1">
            <text:p>Der Zauberer stößt alle Gegner um sich herum von sich weg, und fügt ihnen X Punkte Schaden zu. Sollte er sie zuvor angezogen haben, erleiden sie weitere X*2 Punkte Schaden und büßen 10% ihres Manas ein. 8 Sekunden Abklingzeit.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Arkaner Hunger</text:p>
          </table:table-cell>
          <table:table-cell office:value-type="string">
            <text:p>Saugt 1% Mana pro Sekunde von allen Gegnern im Umkreis ab und überträgt den Betrag auf den Zaubernden.</text:p>
          </table:table-cell>
          <table:table-cell office:value-type="string">
            <text:p>Kostet alle 2 Sekunden 2% seines Lebens.</text:p>
          </table:table-cell>
          <table:table-cell/>
        </table:table-row>
        <table:table-row table:style-name="ro1">
          <table:table-cell/>
          <table:table-cell office:value-type="string">
            <text:p>Magische Schockwellen</text:p>
          </table:table-cell>
          <table:table-cell office:value-type="string">
            <text:p>Gegner, die über kein Mana verfügen, erleiden 30 Sek. X% mehr Schaden durch Feuer-, Eis-, Blitz- und Magiezauber. 4 Minuten Abklingzei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derstand</text:p>
          </table:table-cell>
          <table:table-cell office:value-type="string">
            <text:p>Der Zauberer entfernt jegliche negativen Zaubereffekte auf sich und erhält 15 Sekunden lang eine X%ige Chance, feindliche Zauber zu reflektiere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ämpfung</text:p>
          </table:table-cell>
          <table:table-cell office:value-type="string">
            <text:p>Der Zauberer erzeugt eine Kuppel und verringert den von ihm und seinen Verbündeten erlittenen magischen Schaden 15 Sekunden lang um X%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Übertragung</text:p>
          </table:table-cell>
          <table:table-cell office:value-type="string">
            <text:p>Der Zauberer überträgt X% seines aktuellen Manas auf das ausgewählte, freundliche Ziel.</text:p>
          </table:table-cell>
          <table:table-cell office:value-type="string">
            <text:p>Falls dem Heiler das Mana ausgeht - der Zauberer selbst regeneriert ja ganz gut. Bringt aber auch nichts mehr, wenn der Zauberer nichts mehr hat.</text:p>
          </table:table-cell>
          <table:table-cell/>
        </table:table-row>
        <table:table-row table:style-name="ro1">
          <table:table-cell/>
          <table:table-cell office:value-type="string">
            <text:p>Verbannen</text:p>
          </table:table-cell>
          <table:table-cell office:value-type="string">
            <text:p>Verbannt den physischen Teil des ausgewählten Ziels 10 Sekunden aus der materiellen Welt und lässt seine arkanen Ströme zurück - Jeglicher erlittene Magieschaden wird um X% erhöht, erlittener körperlicher Schaden um Y% verringert. 2 Minuten Abklingzeit.</text:p>
          </table:table-cell>
          <table:table-cell office:value-type="string">
            <text:p>Y sollte hoch sein - im Bereich 60-80, Rang 1 vielleicht sogar 95.</text:p>
          </table:table-cell>
          <table:table-cell/>
        </table:table-row>
        <table:table-row table:style-name="ro1">
          <table:table-cell/>
          <table:table-cell office:value-type="string">
            <text:p>Arkane Kontrolle</text:p>
          </table:table-cell>
          <table:table-cell office:value-type="string">
            <text:p>Zerreißt die Essenz des Ziels und fügt alle 2 Sekunden 10% Schaden zu. Wirkt nur auf verbannte Ziele. Erschöpft den Zauberer, erhöht den erlittenen Schaden während des Wirkens um 100%, hält maximal 14 Sekunden lang an. 6 Minuten Abklingzeit.</text:p>
          </table:table-cell>
          <table:table-cell office:value-type="string">
            <text:p>Kosten pro Sekunde, mindestens 5% des Manas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Reflektion</text:p>
          </table:table-cell>
          <table:table-cell office:value-type="string">
            <text:p>Der Zauberer reflektiert den nächsten Schadenszauber vollständig und rechnet den Schaden, der zugefügt worden wäre, seinem Mana an. 3 Minuten Abklingzeit.</text:p>
          </table:table-cell>
          <table:table-cell table:number-columns-repeated="2"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Kontrollierter Zeitfluss</text:p>
          </table:table-cell>
          <table:table-cell office:value-type="string">
            <text:p>Der Zauberer hält 7 Sekunden lang die Zeit für seine Gegner an, seine Verbündeten können weiterhin agieren. 5 Minuten Abklingzeit.</text:p>
          </table:table-cell>
          <table:table-cell office:value-type="string">
            <text:p>Teuer</text:p>
          </table:table-cell>
          <table:table-cell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5" table:number-columns-repeated="5" table:default-cell-style-name="ce2"/>
        <table:table-column table:style-name="co5" table:number-columns-repeated="15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abelle3" table:style-name="ta1">
        <table:table-column table:style-name="co5" table:number-columns-repeated="5" table:default-cell-style-name="ce2"/>
        <table:table-column table:style-name="co5" table:number-columns-repeated="15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able-cell-properties fo:wrap-option="wrap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5">25.06.2009</text:date>, <text:time>16:1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title/>
    <meta:initial-creator>Unbekannt</meta:initial-creator>
    <meta:editing-cycles>3</meta:editing-cycles>
    <dc:date>2009-06-25T16:14:14</dc:date>
    <meta:creation-date>2009-06-07T00:32:08</meta:creation-date>
    <dc:creator>Tamino Dauth</dc:creator>
    <meta:editing-duration>PT03H07M02S</meta:editing-duration>
    <meta:document-statistic meta:table-count="3" meta:cell-count="127" meta:object-count="0"/>
  </office:meta>
</office:document-meta>
</file>